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Unifont" svg:font-family="Unifont" style:font-family-generic="system" style:font-pitch="variable"/>
  </office:font-face-decls>
  <office:automatic-styles>
    <style:style style:name="P1" style:family="paragraph" style:parent-style-name="Preformatted_20_Text">
      <style:paragraph-properties>
        <style:tab-stops>
          <style:tab-stop style:position="6.6244in" style:type="right"/>
        </style:tab-stops>
      </style:paragraph-properties>
    </style:style>
    <style:style style:name="P2" style:family="paragraph" style:parent-style-name="Preformatted_20_Text">
      <style:paragraph-properties fo:text-align="center" style:justify-single-word="false">
        <style:tab-stops>
          <style:tab-stop style:position="6.6244in" style:type="right"/>
        </style:tab-stops>
      </style:paragraph-properties>
    </style:style>
    <style:style style:name="P3" style:family="paragraph" style:parent-style-name="Preformatted_20_Text">
      <style:paragraph-properties>
        <style:tab-stops>
          <style:tab-stop style:position="6.6244in" style:type="right"/>
        </style:tab-stops>
      </style:paragraph-properties>
      <style:text-properties fo:font-weight="bold" style:font-weight-asian="bold" style:font-weight-complex="bold"/>
    </style:style>
    <style:style style:name="P4" style:family="paragraph" style:parent-style-name="Preformatted_20_Text">
      <style:text-properties fo:color="#ff0000" loext:opacity="100%"/>
    </style:style>
    <style:style style:name="P5" style:family="paragraph" style:parent-style-name="Preformatted_20_Text">
      <style:paragraph-properties>
        <style:tab-stops>
          <style:tab-stop style:position="6.6244in" style:type="right"/>
        </style:tab-stops>
      </style:paragraph-properties>
      <style:text-properties fo:color="#ff0000" loext:opacity="100%" fo:font-weight="bold" style:font-weight-asian="bold" style:font-weight-complex="bold"/>
    </style:style>
    <style:style style:name="P6" style:family="paragraph" style:parent-style-name="Preformatted_20_Text">
      <style:paragraph-properties>
        <style:tab-stops>
          <style:tab-stop style:position="6.6244in" style:type="right"/>
        </style:tab-stops>
      </style:paragraph-properties>
      <style:text-properties fo:color="#ff0000" loext:opacity="100%" style:font-style-complex="italic"/>
    </style:style>
    <style:style style:name="P7" style:family="paragraph" style:parent-style-name="Preformatted_20_Text">
      <style:paragraph-properties>
        <style:tab-stops>
          <style:tab-stop style:position="6.6244in" style:type="right"/>
        </style:tab-stops>
      </style:paragraph-properties>
      <style:text-properties fo:color="#ff0000" loext:opacity="100%" fo:font-style="italic" style:font-style-asian="italic" style:font-style-complex="italic"/>
    </style:style>
    <style:style style:name="P8" style:family="paragraph" style:parent-style-name="Preformatted_20_Text">
      <style:paragraph-properties>
        <style:tab-stops>
          <style:tab-stop style:position="6.6244in" style:type="right"/>
        </style:tab-stops>
      </style:paragraph-properties>
      <style:text-properties fo:color="#ff0000" loext:opacity="100%" fo:font-style="italic" style:font-style-asian="italic"/>
    </style:style>
    <style:style style:name="P9" style:family="paragraph" style:parent-style-name="Preformatted_20_Text">
      <style:paragraph-properties>
        <style:tab-stops>
          <style:tab-stop style:position="6.6244in" style:type="right"/>
        </style:tab-stops>
      </style:paragraph-properties>
      <style:text-properties fo:color="#ff0000" loext:opacity="100%" fo:font-style="italic" style:font-style-asian="italic" style:font-weight-complex="bold"/>
    </style:style>
    <style:style style:name="P10" style:family="paragraph" style:parent-style-name="Preformatted_20_Text">
      <style:paragraph-properties>
        <style:tab-stops>
          <style:tab-stop style:position="6.6244in" style:type="right"/>
        </style:tab-stops>
      </style:paragraph-properties>
      <style:text-properties fo:color="#ff0000" loext:opacity="100%" fo:language="de" fo:country="DE" fo:font-style="italic" style:font-style-asian="italic"/>
    </style:style>
    <style:style style:name="P11" style:family="paragraph" style:parent-style-name="Preformatted_20_Text">
      <style:paragraph-properties>
        <style:tab-stops>
          <style:tab-stop style:position="6.6244in" style:type="right"/>
        </style:tab-stops>
      </style:paragraph-properties>
      <style:text-properties fo:color="#ff0000" loext:opacity="100%" fo:language="de" fo:country="DE" fo:font-style="italic" style:font-style-asian="italic" style:font-weight-complex="bold"/>
    </style:style>
    <style:style style:name="P12" style:family="paragraph" style:parent-style-name="Preformatted_20_Text">
      <style:paragraph-properties>
        <style:tab-stops>
          <style:tab-stop style:position="6.6244in" style:type="right"/>
        </style:tab-stops>
      </style:paragraph-properties>
      <style:text-properties fo:color="#ff0000" loext:opacity="100%" fo:language="de" fo:country="DE" fo:font-weight="bold" style:font-weight-asian="bold" style:font-weight-complex="bold"/>
    </style:style>
    <style:style style:name="P13" style:family="paragraph" style:parent-style-name="Preformatted_20_Text">
      <style:paragraph-properties>
        <style:tab-stops>
          <style:tab-stop style:position="6.6244in" style:type="right"/>
        </style:tab-stops>
      </style:paragraph-properties>
      <style:text-properties fo:color="#ff0000" loext:opacity="100%"/>
    </style:style>
    <style:style style:name="P14" style:family="paragraph" style:parent-style-name="Preformatted_20_Text">
      <style:paragraph-properties>
        <style:tab-stops>
          <style:tab-stop style:position="6.6244in" style:type="right"/>
        </style:tab-stops>
      </style:paragraph-properties>
      <style:text-properties fo:color="#ff0000" loext:opacity="100%" style:font-weight-complex="bold"/>
    </style:style>
    <style:style style:name="P15" style:family="paragraph" style:parent-style-name="Preformatted_20_Text" style:master-page-name="MP0">
      <style:paragraph-properties style:page-number="auto" fo:break-before="page">
        <style:tab-stops>
          <style:tab-stop style:position="6.6244in" style:type="right"/>
        </style:tab-stops>
      </style:paragraph-properties>
    </style:style>
    <style:style style:name="P16" style:family="paragraph" style:parent-style-name="Preformatted_20_Text" style:list-style-name="L1">
      <style:paragraph-properties>
        <style:tab-stops>
          <style:tab-stop style:position="6.3744in" style:type="right"/>
        </style:tab-stops>
      </style:paragraph-properties>
    </style:style>
    <style:style style:name="P17" style:family="paragraph" style:parent-style-name="Preformatted_20_Text" style:list-style-name="L2">
      <style:paragraph-properties>
        <style:tab-stops>
          <style:tab-stop style:position="3.6244in" style:type="right"/>
        </style:tab-stops>
      </style:paragraph-properties>
    </style:style>
    <style:style style:name="P18" style:family="paragraph" style:parent-style-name="Preformatted_20_Text" style:list-style-name="L2">
      <style:paragraph-properties>
        <style:tab-stops>
          <style:tab-stop style:position="3.6244in" style:type="right"/>
        </style:tab-stops>
      </style:paragraph-properties>
      <style:text-properties fo:color="#ff0000" loext:opacity="100%"/>
    </style:style>
    <style:style style:name="P19" style:family="paragraph" style:parent-style-name="Preformatted_20_Text">
      <style:paragraph-properties>
        <style:tab-stops>
          <style:tab-stop style:position="6.6244in" style:type="right"/>
        </style:tab-stops>
      </style:paragraph-properties>
      <style:text-properties fo:color="#ff0000" loext:opacity="100%" fo:font-weight="bold" style:font-weight-asian="bold" style:font-weight-complex="bold"/>
    </style:style>
    <style:style style:name="P20" style:family="paragraph" style:parent-style-name="Preformatted_20_Text">
      <style:paragraph-properties>
        <style:tab-stops>
          <style:tab-stop style:position="6.6244in" style:type="right"/>
        </style:tab-stops>
      </style:paragraph-properties>
      <style:text-properties style:use-window-font-color="true" loext:opacity="0%" fo:font-weight="bold" style:font-weight-asian="bold" style:font-weight-complex="bold"/>
    </style:style>
    <style:style style:name="P21" style:family="paragraph" style:parent-style-name="Preformatted_20_Text">
      <style:paragraph-properties>
        <style:tab-stops>
          <style:tab-stop style:position="6.6244in" style:type="right"/>
        </style:tab-stops>
      </style:paragraph-properties>
      <style:text-properties style:use-window-font-color="true" loext:opacity="0%" style:font-style-complex="italic"/>
    </style:style>
    <style:style style:name="P22" style:family="paragraph" style:parent-style-name="Preformatted_20_Text">
      <style:paragraph-properties>
        <style:tab-stops>
          <style:tab-stop style:position="6.1244in" style:type="right"/>
        </style:tab-stops>
      </style:paragraph-properties>
      <style:text-properties style:use-window-font-color="true" loext:opacity="0%"/>
    </style:style>
    <style:style style:name="P23" style:family="paragraph" style:parent-style-name="Preformatted_20_Text" style:list-style-name="L2">
      <style:paragraph-properties>
        <style:tab-stops>
          <style:tab-stop style:position="3.6244in" style:type="right"/>
        </style:tab-stops>
      </style:paragraph-properties>
      <style:text-properties style:use-window-font-color="true" loext:opacity="0%"/>
    </style:style>
    <style:style style:name="P24" style:family="paragraph" style:parent-style-name="Preformatted_20_Text">
      <style:paragraph-properties>
        <style:tab-stops>
          <style:tab-stop style:position="6.6244in" style:type="right"/>
        </style:tab-stops>
      </style:paragraph-properties>
      <style:text-properties fo:color="#000000" loext:opacity="100%"/>
    </style:style>
    <style:style style:name="P25" style:family="paragraph" style:parent-style-name="Preformatted_20_Text" style:list-style-name="L3">
      <style:paragraph-properties>
        <style:tab-stops>
          <style:tab-stop style:position="2.8744in" style:type="right"/>
        </style:tab-stops>
      </style:paragraph-properties>
      <style:text-properties fo:color="#000000" loext:opacity="100%"/>
    </style:style>
    <style:style style:name="P26" style:family="paragraph" style:parent-style-name="Preformatted_20_Text" style:list-style-name="L3">
      <style:paragraph-properties>
        <style:tab-stops>
          <style:tab-stop style:position="2.8744in" style:type="right"/>
        </style:tab-stops>
      </style:paragraph-properties>
      <style:text-properties fo:color="#000000" loext:opacity="100%" officeooo:rsid="000f8d4c" officeooo:paragraph-rsid="000f8d4c"/>
    </style:style>
    <style:style style:name="T1" style:family="text">
      <style:text-properties style:font-name-complex="Courier New"/>
    </style:style>
    <style:style style:name="T2" style:family="text">
      <style:text-properties fo:color="#ff0000" loext:opacity="100%"/>
    </style:style>
    <style:style style:name="T3" style:family="text">
      <style:text-properties fo:color="#ff0000" loext:opacity="100%" fo:font-style="italic" style:font-style-asian="italic"/>
    </style:style>
    <style:style style:name="T4" style:family="text">
      <style:text-properties fo:color="#ff0000" loext:opacity="100%" fo:font-style="italic" style:font-style-asian="italic" style:font-style-complex="italic"/>
    </style:style>
    <style:style style:name="T5" style:family="text">
      <style:text-properties fo:color="#ff0000" loext:opacity="100%" style:font-style-complex="italic"/>
    </style:style>
    <style:style style:name="T6" style:family="text">
      <style:text-properties fo:color="#ff0000" loext:opacity="100%" fo:font-weight="bold" style:font-weight-asian="bold"/>
    </style:style>
    <style:style style:name="T7" style:family="text">
      <style:text-properties officeooo:rsid="000ee782"/>
    </style:style>
    <style:style style:name="T8" style:family="text">
      <style:text-properties officeooo:rsid="000f8d4c"/>
    </style:style>
    <style:style style:name="T9" style:family="text">
      <style:text-properties fo:font-style="italic" style:font-style-asian="italic"/>
    </style:style>
    <style:style style:name="T10" style:family="text">
      <style:text-properties style:use-window-font-color="true" loext:opacity="0%"/>
    </style:style>
    <style:style style:name="T11" style:family="text">
      <style:text-properties style:use-window-font-color="true" loext:opacity="0%" fo:font-style="italic" style:font-style-asian="italic"/>
    </style:style>
    <style:style style:name="T12" style:family="text">
      <style:text-properties fo:font-weight="bold" style:font-weight-asian="bold"/>
    </style:style>
    <style:style style:name="T13" style:family="text">
      <style:text-properties fo:color="#000000" loext:opacity="100%" fo:font-weight="bold" style:font-weight-asian="bold"/>
    </style:style>
    <text:list-style style:name="L1">
      <text:list-level-style-number text:level="1" text:style-name="WW_5f_CharLFO6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tab/>Warszawa 7.04.2022</text:p>
      <text:p text:style-name="P1"/>
      <text:p text:style-name="P2">Linux w Systemach Wbudowanych – Laboratorium ćw. 2</text:p>
      <text:p text:style-name="P2"/>
      <text:p text:style-name="P1">Student: Szymon Tur</text:p>
      <text:p text:style-name="P1"/>
      <text:p text:style-name="P3">Treść zadania</text:p>
      <text:list xml:id="list2723878845" text:style-name="L1">
        <text:list-item>
          <text:p text:style-name="P16"><text:span text:style-name="Domyślna_20_czcionka_20_akapitu"><text:span text:style-name="T1">Przygotować aplikację w języku kompilowanym (najlepiej C lub C++, proszę</text:span></text:span><text:line-break/><text:span text:style-name="Domyślna_20_czcionka_20_akapitu"><text:span text:style-name="T1">sprawdzić, czy dany język jest dostępny w BR), obsługującą przyciski i</text:span></text:span><text:line-break/><text:span text:style-name="Domyślna_20_czcionka_20_akapitu"><text:span text:style-name="T1">diody LED.</text:span></text:span></text:p>
        </text:list-item>
        <text:list-item>
          <text:p text:style-name="P16"><text:span text:style-name="Domyślna_20_czcionka_20_akapitu"><text:span text:style-name="T1">Aplikacja powinna reagować na zmiany stanu przycisków bez oczekiwania</text:span></text:span><text:line-break/><text:span text:style-name="Domyślna_20_czcionka_20_akapitu"><text:span text:style-name="T1">aktywnego</text:span></text:span></text:p>
        </text:list-item>
        <text:list-item>
          <text:p text:style-name="P16"><text:span text:style-name="Domyślna_20_czcionka_20_akapitu"><text:span text:style-name="T1">Funkcjonalność aplikacji: nadajnik i odbiornik kodu Morse’a – tekst przysyłany przez konsolę jest wysyłany przez diodę LED, a tekst nadawany przyciskiem jest</text:span></text:span><text:line-break/><text:span text:style-name="Domyślna_20_czcionka_20_akapitu"><text:span text:style-name="T1">dekodowany i wysyłany przez konsolę).</text:span></text:span></text:p>
        </text:list-item>
        <text:list-item>
          <text:p text:style-name="P16"><text:span text:style-name="Domyślna_20_czcionka_20_akapitu"><text:span text:style-name="T1">Przetestować korzystanie z debuggera (gdb) przy uruchamianiu aplikacji</text:span></text:span></text:p>
        </text:list-item>
        <text:list-item>
          <text:p text:style-name="P16"><text:span text:style-name="Domyślna_20_czcionka_20_akapitu"><text:span text:style-name="T1">Aplikacja powinna zostać przekształcona w pakiet Buildroota</text:span></text:span></text:p>
        </text:list-item>
        <text:list-item>
          <text:p text:style-name="P16"><text:span text:style-name="Domyślna_20_czcionka_20_akapitu"><text:span text:style-name="T1">Zagadnienie dodatkowe: przygotować równoważną aplikację w wybranym języku</text:span></text:span><text:line-break/><text:span text:style-name="Domyślna_20_czcionka_20_akapitu"><text:span text:style-name="T1">skryptowym i porównać obie implementacje (zajętość zasobów – sama</text:span></text:span><text:line-break/><text:span text:style-name="Domyślna_20_czcionka_20_akapitu"><text:span text:style-name="T1">aplikacja oraz aplikacja i wymagane biblioteki/interpretery, czas</text:span></text:span><text:line-break/><text:span text:style-name="Domyślna_20_czcionka_20_akapitu"><text:span text:style-name="T1">obsłużenia zdarzeń – mierzony przez wywołanie systemowe i zapisywany do</text:span></text:span><text:line-break/><text:span text:style-name="Domyślna_20_czcionka_20_akapitu"><text:span text:style-name="T1">pliku).</text:span></text:span></text:p>
        </text:list-item>
      </text:list>
      <text:p text:style-name="P20">Procedura odtworzenia projektu z załączonego archiwum</text:p>
      <text:p text:style-name="P21">W załączonym archiwum znajduj<text:span text:style-name="T7">e się plik</text:span> „lab<text:span text:style-name="T7">2</text:span>.config” <text:span text:style-name="T7">oraz</text:span> foldery: „<text:span text:style-name="T8">board”, </text:span>„<text:span text:style-name="T8">package</text:span>”, „<text:span text:style-name="T8">program”</text:span> i „<text:span text:style-name="T8">script</text:span>”. Aby odtworzyć projekt, należy rozpakować Buildroota do katalogu /malina/turs, a następnie: skopiować wymienione pliki i foldery do katalogu /malina/turs, nadpisać plik BRPATH/board/raspberrypi4-64/genimage-raspberrypi4-64.cfg zawartością pliku board/ raspberrypi4-64/genimage-raspberrypi4-64.cfg (druga ścieżka dotyczy pliku z archiwum), a następnie załadować konfigurację Buildroota z pliku „lab<text:span text:style-name="T8">2</text:span>.config”. <text:span text:style-name="T8">Należy także podmienić plik „BRPATH/package/Config.in” na „package/Config.in” z archiwum, a do „BRPATH/package” skopiować folder „package/morse”.</text:span></text:p>
      <text:p text:style-name="P7"/>
      <text:p text:style-name="P5">Opis rozwiązania</text:p>
      <text:p text:style-name="P6">System ratunkowy na Raspberry Pi oferuje klasyczny interfejs systemu Linux z podstawowymi funkcjami. Transfer plików między RPi a stacją roboczą odbywa się poprzez uruchomienie na RPi poleceń:</text:p>
      <text:p text:style-name="P2"><text:span text:style-name="Domyślna_20_czcionka_20_akapitu"><text:span text:style-name="T4">scp plik_na_RPi turs@p30313:/malina/turs</text:span></text:span><text:span text:style-name="Domyślna_20_czcionka_20_akapitu"><text:span text:style-name="T5">,</text:span></text:span></text:p>
      <text:p text:style-name="P6">w przypadku przesyłania plików z RPi na stację roboczą, oraz</text:p>
      <text:p text:style-name="P2"><text:span text:style-name="Domyślna_20_czcionka_20_akapitu"><text:span text:style-name="T4">scp turs@p30313:/malina/turs/plik_na_stacji_roboczej plik_docelowy_na_RPi</text:span></text:span><text:span text:style-name="Domyślna_20_czcionka_20_akapitu"><text:span text:style-name="T5">.</text:span></text:span></text:p>
      <text:p text:style-name="P6"/>
      <text:p text:style-name="P6">Polecenia zostały wypróbowane na przykładzie pliku aaa.a i xd.xd. Próby transferu w obie strony zakończyły się pomyślnie, co potwierdzają poniższe listingi:</text:p>
      <text:p text:style-name="P6"/>
      <text:p text:style-name="P7"># scp aaa.a turs@p30313:/malina/turs <text:s text:c="43"/></text:p>
      <text:p text:style-name="P7">turs@p30313's password: <text:s text:c="56"/></text:p>
      <text:p text:style-name="P7">aaa.a <text:s text:c="40"/>100% <text:s text:c="3"/>4 <text:s text:c="4"/>0.0KB/s <text:s text:c="2"/>00:00 <text:s text:c="4"/></text:p>
      <text:p text:style-name="P7"># scp turs@p30313:/malina/turs/xd.xd xd.xd <text:s text:c="37"/></text:p>
      <text:p text:style-name="P7">turs@p30313's password: <text:s text:c="56"/></text:p>
      <text:p text:style-name="P7">xd.xd <text:s text:c="40"/>100% <text:s text:c="3"/>4 <text:s text:c="4"/>0.0KB/s <text:s text:c="2"/>00:00 <text:s text:c="4"/></text:p>
      <text:p text:style-name="P7"># ls <text:s text:c="75"/></text:p>
      <text:p text:style-name="P1"><text:span text:style-name="Domyślna_20_czcionka_20_akapitu"><text:span text:style-name="T4">aaa.a <text:s/>xd.xd <text:s text:c="67"/></text:span></text:span></text:p>
      <text:p text:style-name="P6"/>
      <text:p text:style-name="P6">Zbadano także możliwość rozpakowywania „w locie“ plików z sieci. Można to zrobić za pomocą polecenia</text:p>
      <text:p text:style-name="P2"><text:span text:style-name="Domyślna_20_czcionka_20_akapitu"><text:span text:style-name="T4">wget -O - http://example.com:port/archiwum.tar.gz | gunzip | tar –x</text:span></text:span><text:span text:style-name="Domyślna_20_czcionka_20_akapitu"><text:span text:style-name="T5">.</text:span></text:span></text:p>
      <text:p text:style-name="P6"/>
      <text:p text:style-name="P1"><text:span text:style-name="Domyślna_20_czcionka_20_akapitu"><text:span text:style-name="T5">Przeprowadzono próby zarówno z użyciem programu gunzip, jak i unxz, na przykładzie archiwum tar.tar.gz (odpowiednio tar.tar.xz), zawierającego pliki aaa.a i xd.xd. Archiwa zostały udostępnione ze stacji roboczej za pomocą doraźnego serwera http (</text:span></text:span><text:span text:style-name="Domyślna_20_czcionka_20_akapitu"><text:span text:style-name="T4">python3 –m http.server</text:span></text:span><text:span text:style-name="Domyślna_20_czcionka_20_akapitu"><text:span text:style-name="T5">).</text:span></text:span></text:p>
      <text:p text:style-name="P6"><text:soft-page-break/></text:p>
      <text:p text:style-name="P7"># ls</text:p>
      <text:p text:style-name="P7"># wget -O - http://p30313:8000/tar.tar.gz | gunzip | tar -x</text:p>
      <text:p text:style-name="P7">Connecting to p30313:8000 (192.168.145.103:8000)</text:p>
      <text:p text:style-name="P7">writing to stdout</text:p>
      <text:p text:style-name="P7">- <text:s text:c="19"/>100% |********************************| <text:s text:c="2"/>153 <text:s/>0:00:00 ETA</text:p>
      <text:p text:style-name="P7">written to stdout</text:p>
      <text:p text:style-name="P7"># ls</text:p>
      <text:p text:style-name="P7">aaa.a <text:s/>xd.xd</text:p>
      <text:p text:style-name="P7"/>
      <text:p text:style-name="P7"># ls</text:p>
      <text:p text:style-name="P7"># wget -O - http://p30313:8000/tar.tar.xz | unxz | tar -x</text:p>
      <text:p text:style-name="P7">Connecting to p30313:8000 (192.168.145.103:8000)</text:p>
      <text:p text:style-name="P7">writing to stdout</text:p>
      <text:p text:style-name="P7">- <text:s text:c="19"/>100% |********************************| <text:s text:c="2"/>200 <text:s/>0:00:00 ETA</text:p>
      <text:p text:style-name="P7">written to stdout</text:p>
      <text:p text:style-name="P7"># ls</text:p>
      <text:p text:style-name="P7">aaa.a <text:s/>xd.xd</text:p>
      <text:p text:style-name="P6"/>
      <text:p text:style-name="P6">Jak widać na poniższych listingach, obie próby zakończyły się sukcesem.</text:p>
      <text:p text:style-name="P6"/>
      <text:p text:style-name="P1"><text:span text:style-name="Domyślna_20_czcionka_20_akapitu"><text:span text:style-name="T5">Opis konfiguracji Buildroota oraz uzasadnienie wykonywanych kroków (z odniesieniem do punktu 2. treści zadania) znajduje się w kolejnej sekcji. Na RPi, poleceniem `</text:span></text:span><text:span text:style-name="Domyślna_20_czcionka_20_akapitu"><text:span text:style-name="T4">fdisk –u /dev/mmcblk0</text:span></text:span><text:span text:style-name="Domyślna_20_czcionka_20_akapitu"><text:span text:style-name="T5">` została usunięta partycja 2, a następnie ponownie utworzona o maksymalnym dostępnym rozmiarze. Zabieg ten był wykonany, ponieważ partycja 2 na karcie SD miała niewystarczający rozmiar do pomieszczenia systemu. Po kompilacji systemu poleceniem `</text:span></text:span><text:span text:style-name="Domyślna_20_czcionka_20_akapitu"><text:span text:style-name="T4">make</text:span></text:span><text:span text:style-name="Domyślna_20_czcionka_20_akapitu"><text:span text:style-name="T5">` system plików „rootfs.ext4” został wgrany na partycję 2 na karcie SD poleceniem</text:span></text:span></text:p>
      <text:p text:style-name="P2"><text:span text:style-name="Domyślna_20_czcionka_20_akapitu"><text:span text:style-name="T4">wget –O – http://p30313:8000/rootfs.ext4 | dd of=/dev/mmcblk0p2 bs=4096</text:span></text:span><text:span text:style-name="Domyślna_20_czcionka_20_akapitu"><text:span text:style-name="T5">.</text:span></text:span></text:p>
      <text:p text:style-name="P6">Należy jeszcze podmienić w partycji 1 karty SD, w katalogu /user obraz startowy. Zostało to wykonane następująco:</text:p>
      <text:p text:style-name="P6"/>
      <text:p text:style-name="P8"># mkdir /media/vfat</text:p>
      <text:p text:style-name="P8"># mount /dev/mmcblk0p1 /media/vfat</text:p>
      <text:p text:style-name="P10">[ 1107.590355] FAT-fs (mmcblk0p1): Volume was not properly unmounted. Some data may be corrupt. Please run fsck.</text:p>
      <text:p text:style-name="P10"># cd /media/vfat</text:p>
      <text:p text:style-name="P10"># ls</text:p>
      <text:p text:style-name="P10">Image <text:s text:c="22"/>rescue</text:p>
      <text:p text:style-name="P10">cmdline.txt <text:s text:c="16"/>start4.elf</text:p>
      <text:p text:style-name="P8">config.txt <text:s text:c="17"/>szelagm@mini.pw.edu.pl</text:p>
      <text:p text:style-name="P10">fixup4.dat <text:s text:c="17"/>szelagm@ssh.mini.pw.edu.pl</text:p>
      <text:p text:style-name="P10">overlays <text:s text:c="19"/>user</text:p>
      <text:p text:style-name="P10"># cd user</text:p>
      <text:p text:style-name="P10"># ls</text:p>
      <text:p text:style-name="P10">Image <text:s text:c="15"/>bcm2711-rpi-4-b.dtb <text:s/>cmdline.txt</text:p>
      <text:p text:style-name="P10"># rm Image</text:p>
      <text:p text:style-name="P10"># wget http://p30313:8000/Image</text:p>
      <text:p text:style-name="P8">Connecting to p30313:8000 (192.168.145.103:8000)</text:p>
      <text:p text:style-name="P8">saving to 'Image'</text:p>
      <text:p text:style-name="P10">Image <text:s text:c="15"/>100% |********************************| 54.7M <text:s/>0:00:00 ETA</text:p>
      <text:p text:style-name="P10">'Image' saved</text:p>
      <text:p text:style-name="P10">#</text:p>
      <text:p text:style-name="P12"/>
      <text:p text:style-name="P5">Opis modyfikacji konfiguracji Buildrota, kernela i ewentualnie innych pakietów</text:p>
      <text:p text:style-name="P22">Konfiguracja Buildroota:</text:p>
      <text:list xml:id="list3850173300" text:style-name="L2">
        <text:list-item>
          <text:p text:style-name="P17"><text:span text:style-name="Domyślna_20_czcionka_20_akapitu"><text:span text:style-name="T10">Załaduj domyślną konfigurację dla RPi poleceniem `</text:span></text:span><text:span text:style-name="Domyślna_20_czcionka_20_akapitu"><text:span text:style-name="T11">make raspberrypi4_64_defconfig</text:span></text:span><text:span text:style-name="Domyślna_20_czcionka_20_akapitu"><text:span text:style-name="T10">`.</text:span></text:span></text:p>
        </text:list-item>
        <text:list-item>
          <text:p text:style-name="P23">Upewnij się, że TTY port ustawiony jest na „console” (BR2_TARGET_GENERIC_GETTY_PORT=”console”, BR2_TARGET_GENERIC_GETTY=y).</text:p>
        </text:list-item>
        <text:list-item>
          <text:p text:style-name="P23">Włącz opcję „External toolchain” w sekcji „Toolchain/Toolchain type” (BR2_TOOLCHAIN_EXTERNAL=y).</text:p>
        </text:list-item>
        <text:list-item>
          <text:p text:style-name="P23">Włącz pamięć podręczną kompilatora (BR2_CCACHE=y) i ustaw jej lokalizację (BR2_CCACHE_DIR=”/malina/turs/ccache-br”).</text:p>
        </text:list-item>
        <text:list-item>
          <text:p text:style-name="P23"><text:soft-page-break/>Ustaw initramfs jako postać generowanego obrazu systemu (BR2_TARGET_ROOTFS_INITRAMFS=y).</text:p>
        </text:list-item>
        <text:list-item>
          <text:p text:style-name="P23">Włącz kompresję gzip dla obrazu cpio (BR2_TARGET_ROOTFS_CPIO_GZIP=y).</text:p>
        </text:list-item>
        <text:list-item>
          <text:p text:style-name="P18">Dołącz do obrazu pakietów „dhcpcd, „ntp” i „ntpd” (BR2_PACKAGE_DHCPCD=y, BR2_PACKAGE_NTP=y, BR2_PACKAGE_NTP_NTPD=y). [do zadań 2.1 i 2.3]</text:p>
        </text:list-item>
        <text:list-item>
          <text:p text:style-name="P18">Ustaw nazwę systemu na „szymon_tur” i zmień wiadomość powitalną (BR2_TARGET_GENERIC_HOSTNAME=”szymon_tur”, BR2_TARGET_GENERIC_ISSUE=”Witam! -Szymon Tur”). [do zadania 2.2]</text:p>
        </text:list-item>
        <text:list-item>
          <text:p text:style-name="P18">Ustaw hasło dla roota (BR2_TARGET_GENERIC_ROOT_PASSWD=”12345”). [do zadania 2.5]</text:p>
        </text:list-item>
        <text:list-item>
          <text:p text:style-name="P17"><text:span text:style-name="Domyślna_20_czcionka_20_akapitu"><text:span text:style-name="T2">Ustaw ścieżkę do pliku z tabelą użytkowników zawierającą nowego użytkownika „user” (BR2_ROOTFS_USERS_TABLES=”/malina/turs/lab1.users”); tabela „lab1.users” zawiera wpis „</text:span></text:span><text:span text:style-name="Domyślna_20_czcionka_20_akapitu"><text:span text:style-name="T3">user <text:s text:c="3"/>-1 <text:s text:c="3"/>default <text:s text:c="3"/>-1 <text:s text:c="3"/>=12345 <text:s text:c="3"/>/home/user <text:s text:c="3"/>/bin/sh <text:s text:c="3"/>–</text:span></text:span><text:span text:style-name="Domyślna_20_czcionka_20_akapitu"><text:span text:style-name="T2">„ .</text:span></text:span></text:p>
        </text:list-item>
        <text:list-item>
          <text:p text:style-name="P18">Dołącz pakiet „perl” (BR2_PACKAGE_PERL=y), a następnie umieść skrypt pobierający i rozpakowujący w locie archiwum (poprzez uruchomienie odpowiedniego polecenia shella) pod nazwą /malina/turs/overlay/etc/init.d/S99perlscript. Ustaw nakładkę na system plików jako folder /malina/turs/overlay (BR2_ROOTFS_OVERLAY="/malina/turs/overlay"). Skryptowi nadano uprzednio atrybut „x”. [do zadania 2.4]</text:p>
        </text:list-item>
      </text:list>
      <text:p text:style-name="P13"/>
      <text:p text:style-name="P24">Należy także zwiększyć wielkość partycji VFAT w generowanym obrazie systemu, aby kompilacja zakończyła się pomyślnie. W tym celu, w pliku „BRPATH/board/raspberrypi4-</text:p>
      <text:p text:style-name="P24">64/genimage-raspberrypi4-64.cfg” należy zmienić linię „size=32M” na „size=128M”.</text:p>
      <text:p text:style-name="P13"/>
      <text:p text:style-name="P5">Opis testowania zrealizowanego systemu</text:p>
      <text:p text:style-name="P14">Po uruchomieniu RPi z podłączonym kablem sieciowym, system otrzymał parametry sieci przez DHCP oraz przez NTP został ustawiony aktualny czas, co widać poniżej:</text:p>
      <text:p text:style-name="P14"/>
      <text:p text:style-name="P11">Running sysctl: [ <text:s text:c="3"/>6.054312] hub 1-1:1.0: USB hub found</text:p>
      <text:p text:style-name="P11">[ <text:s text:c="3"/>6.059404] hub 1-1:1.0: 4 ports detected</text:p>
      <text:p text:style-name="P11">OK</text:p>
      <text:p text:style-name="P11">Saving random seed: [ <text:s text:c="3"/>6.080346] random: dd: uninitialized urandom read (512 bytes read)</text:p>
      <text:p text:style-name="P11">OK</text:p>
      <text:p text:style-name="P11">Starting network: [ <text:s text:c="3"/>6.150731] bcmgenet fd580000.ethernet: configuring instance for external RGMII (RX delay)</text:p>
      <text:p text:style-name="P11">[ <text:s text:c="3"/>6.159535] bcmgenet fd580000.ethernet eth0: Link is Down</text:p>
      <text:p text:style-name="P11">udhcpc: started, v1.35.0</text:p>
      <text:p text:style-name="P11">udhcpc: broadcasting discover</text:p>
      <text:p text:style-name="P11">udhcpc: broadcasting discover</text:p>
      <text:p text:style-name="P11">[ <text:s text:c="2"/>10.238179] bcmgenet fd580000.ethernet eth0: Link is Up - 1Gbps/Full - flow control rx/tx</text:p>
      <text:p text:style-name="P11">udhcpc: broadcasting discover</text:p>
      <text:p text:style-name="P11">udhcpc: broadcasting select for 192.168.145.9, server 194.29.178.16</text:p>
      <text:p text:style-name="P11">udhcpc: lease of 192.168.145.9 obtained from 194.29.178.16, lease time 3093</text:p>
      <text:p text:style-name="P11">deleting routers</text:p>
      <text:p text:style-name="P11">adding dns 194.29.178.16</text:p>
      <text:p text:style-name="P11">adding dns 194.29.178.17</text:p>
      <text:p text:style-name="P11">OK</text:p>
      <text:p text:style-name="P11">Starting dhcpcd...</text:p>
      <text:p text:style-name="P11">[ <text:s text:c="2"/>12.480731] NET: Registered protocol family 10</text:p>
      <text:p text:style-name="P11">[ <text:s text:c="2"/>12.487650] Segment Routing with IPv6</text:p>
      <text:p text:style-name="P11">dhcpcd-9.4.1 starting</text:p>
      <text:p text:style-name="P11">[ <text:s text:c="2"/>12.500861] random: dhcpcd: uninitialized urandom read (112 bytes read)</text:p>
      <text:p text:style-name="P11">[ <text:s text:c="2"/>12.520564] 8021q: 802.1Q VLAN Support v1.8</text:p>
      <text:p text:style-name="P11">[ <text:s text:c="2"/>12.588374] cfg80211: Loading compiled-in X.509 certificates for regulatory database</text:p>
      <text:p text:style-name="P11">[ <text:s text:c="2"/>12.666114] cfg80211: Loaded X.509 cert 'sforshee: 00b28ddf47aef9cea7'</text:p>
      <text:p text:style-name="P9">[ <text:s text:c="2"/>12.672902] platform regulatory.0: Direct firmware load for regulatory.db failed with error -2</text:p>
      <text:p text:style-name="P9"><text:soft-page-break/>[ <text:s text:c="2"/>12.681950] cfg80211: failed to load regulatory.db</text:p>
      <text:p text:style-name="P11">DUID 00:01:00:01:c7:92:bc:8c:e4:5f:01:66:5f:9f</text:p>
      <text:p text:style-name="P11">eth0: IAID 01:66:5f:9f</text:p>
      <text:p text:style-name="P11">eth0: soliciting an IPv6 router</text:p>
      <text:p text:style-name="P11">eth0: soliciting a DHCP lease</text:p>
      <text:p text:style-name="P11">eth0: offered 192.168.145.229 from 194.29.178.16</text:p>
      <text:p text:style-name="P11">eth0: probing address 192.168.145.229/23</text:p>
      <text:p text:style-name="P11">eth0: leased 192.168.145.229 for 3532 seconds</text:p>
      <text:p text:style-name="P11">eth0: adding route to 192.168.144.0/23</text:p>
      <text:p text:style-name="P11">eth0: adding default route via 192.168.144.1</text:p>
      <text:p text:style-name="P9">forked to background, child pid 172</text:p>
      <text:p text:style-name="P9">Starting ntpd: OK</text:p>
      <text:p text:style-name="P9">[ <text:s text:c="2"/>19.427273] random: S99perlscript: uninitialized urandom read (4 bytes read)</text:p>
      <text:p text:style-name="P9">Pobieranie aktualizacji za pomoca skryptu Perla...</text:p>
      <text:p text:style-name="P9">Connecting to p30313:8000 (192.168.145.103:8000)</text:p>
      <text:p text:style-name="P9">writing to stdout</text:p>
      <text:p text:style-name="P9">- <text:s text:c="19"/>100% |********************************| <text:s text:c="2"/>150 <text:s/>0:00:00 ETA</text:p>
      <text:p text:style-name="P9">written to stdout</text:p>
      <text:p text:style-name="P9">Udalo sie!</text:p>
      <text:p text:style-name="P9"/>
      <text:p text:style-name="P9">Witam! -Szymon Tur</text:p>
      <text:p text:style-name="P11">szymon_tur login: [ <text:s text:c="2"/>37.853953] cam-dummy-reg: disabling</text:p>
      <text:p text:style-name="P11">[ <text:s text:c="2"/>37.857571] cam1-reg: disabling</text:p>
      <text:p text:style-name="P11">root</text:p>
      <text:p text:style-name="P11">Password: </text:p>
      <text:p text:style-name="P11"># ls</text:p>
      <text:p text:style-name="P11"># cd /</text:p>
      <text:p text:style-name="P11"># ls</text:p>
      <text:p text:style-name="P11">bin <text:s text:c="8"/>init <text:s text:c="7"/>media <text:s text:c="6"/>root <text:s text:c="7"/>tmp</text:p>
      <text:p text:style-name="P11">dev <text:s text:c="8"/>lib <text:s text:c="8"/>mnt <text:s text:c="8"/>run <text:s text:c="8"/>update.txt</text:p>
      <text:p text:style-name="P11">etc <text:s text:c="8"/>lib64 <text:s text:c="6"/>opt <text:s text:c="8"/>sbin <text:s text:c="7"/>usr</text:p>
      <text:p text:style-name="P11">home <text:s text:c="7"/>linuxrc <text:s text:c="4"/>proc <text:s text:c="7"/>sys <text:s text:c="8"/>var</text:p>
      <text:p text:style-name="P9"># date</text:p>
      <text:p text:style-name="P9">Thu Mar 24 13:17:04 UTC 2022</text:p>
      <text:p text:style-name="P9">#</text:p>
      <text:p text:style-name="P9"/>
      <text:p text:style-name="P14">Zalogowanie się na konto roota z hasłem 12345 przebiegło pomyślnie. W katalogu głównym znajduje się plik „update.txt”, który jest zawartością archiwum rozpakowanego przez skrypt Perla (archiwum było hostowane ze stacji roboczej). Udało się także wyświetlić skonfigurowaną wiadomość powitalną („Witam! –Szymon Tur”) oraz nazwę systemu („szymon_tur”).</text:p>
      <text:p text:style-name="P5"/>
      <text:p text:style-name="P13">Uruchamiając RPi bez podłączonego kabla sieciowego i podłączając go po zalogowaniu do systemu, RPi nadal otrzyma adres IP przez DHCP oraz, po pewnym czasie, czas zostanie zsynchronizowany przez NTP, co widać na poniższym listingu:</text:p>
      <text:p text:style-name="P13"/>
      <text:p text:style-name="P10">Starting network: [ <text:s text:c="3"/>6.113399] bcmgenet fd580000.ethernet: configuring instance for external RGMII (RX delay)</text:p>
      <text:p text:style-name="P10">[ <text:s text:c="3"/>6.122255] bcmgenet fd580000.ethernet eth0: Link is Down</text:p>
      <text:p text:style-name="P10">udhcpc: started, v1.35.0</text:p>
      <text:p text:style-name="P10">udhcpc: broadcasting discover</text:p>
      <text:p text:style-name="P10">udhcpc: broadcasting discover</text:p>
      <text:p text:style-name="P10">udhcpc: broadcasting discover</text:p>
      <text:p text:style-name="P8">udhcpc: no lease, forking to background</text:p>
      <text:p text:style-name="P10">OK</text:p>
      <text:p text:style-name="P10">Starting dhcpcd...</text:p>
      <text:p text:style-name="P10">[ <text:s text:c="2"/>15.381888] NET: Registered protocol family 10</text:p>
      <text:p text:style-name="P10">[ <text:s text:c="2"/>15.388044] Segment Routing with IPv6</text:p>
      <text:p text:style-name="P10">dhcpcd-9.4.1 starting</text:p>
      <text:p text:style-name="P10">[ <text:s text:c="2"/>15.401206] random: dhcpcd: uninitialized urandom read (112 bytes read)</text:p>
      <text:p text:style-name="P10">[ <text:s text:c="2"/>15.421254] 8021q: 802.1Q VLAN Support v1.8</text:p>
      <text:p text:style-name="P10">[ <text:s text:c="2"/>15.488667] cfg80211: Loading compiled-in X.509 certificates for regulatory database</text:p>
      <text:p text:style-name="P10"><text:soft-page-break/>[ <text:s text:c="2"/>15.566174] cfg80211: Loaded X.509 cert 'sforshee: 00b28ddf47aef9cea7'</text:p>
      <text:p text:style-name="P8">[ <text:s text:c="2"/>15.572907] platform regulatory.0: Direct firmware load for regulatory.db failed with error -2</text:p>
      <text:p text:style-name="P8">[ <text:s text:c="2"/>15.581913] cfg80211: failed to load regulatory.db</text:p>
      <text:p text:style-name="P8">forked to background, child pid 165</text:p>
      <text:p text:style-name="P8">Starting ntpd: OK</text:p>
      <text:p text:style-name="P8">[ <text:s text:c="2"/>15.689500] random: S99perlscript: uninitialized urandom read (4 bytes read)</text:p>
      <text:p text:style-name="P8">Pobieranie aktualizacji za pomoca skryptu Perla...</text:p>
      <text:p text:style-name="P10">wget: bad address 'p30313:8000'</text:p>
      <text:p text:style-name="P10">gunzip: invalid magic</text:p>
      <text:p text:style-name="P10">tar: short read</text:p>
      <text:p text:style-name="P10">Nie udalo sie! at /etc/init.d/S99perlscript line 4.</text:p>
      <text:p text:style-name="P10"/>
      <text:p text:style-name="P8">Witam! -Szymon Tur</text:p>
      <text:p text:style-name="P8">szymon_tur login: root </text:p>
      <text:p text:style-name="P10">Password: </text:p>
      <text:p text:style-name="P10"># date</text:p>
      <text:p text:style-name="P10">Thu Jan <text:s/>1 00:00:24 UTC 1970</text:p>
      <text:p text:style-name="P10"># [ <text:s text:c="2"/>37.853752] cam-dummy-reg: disabling</text:p>
      <text:p text:style-name="P10">[ <text:s text:c="2"/>37.857370] cam1-reg: disabling</text:p>
      <text:p text:style-name="P10"/>
      <text:p text:style-name="P10"># [ <text:s text:c="2"/>49.117921] bcmgenet fd580000.ethernet eth0: Link is Up - 1Gbps/Full - flow control rx/tx</text:p>
      <text:p text:style-name="P10">[ <text:s text:c="2"/>49.126199] IPv6: ADDRCONF(NETDEV_CHANGE): eth0: link becomes ready</text:p>
      <text:p text:style-name="P10"/>
      <text:p text:style-name="P10"># date</text:p>
      <text:p text:style-name="P10">Thu Jan <text:s/>1 00:00:56 UTC 1970</text:p>
      <text:p text:style-name="P10"># date</text:p>
      <text:p text:style-name="P10">Thu Jan <text:s/>1 00:01:03 UTC 1970</text:p>
      <text:p text:style-name="P10"># date</text:p>
      <text:p text:style-name="P10">Thu Jan <text:s/>1 00:01:05 UTC 1970</text:p>
      <text:p text:style-name="P10"># date</text:p>
      <text:p text:style-name="P10">Thu Mar 24 13:34:15 UTC 2022</text:p>
      <text:p text:style-name="P10"># ls /</text:p>
      <text:p text:style-name="P10">bin <text:s text:c="5"/>home <text:s text:c="4"/>lib64 <text:s text:c="3"/>mnt <text:s text:c="5"/>root <text:s text:c="4"/>sys <text:s text:c="5"/>var</text:p>
      <text:p text:style-name="P10">dev <text:s text:c="5"/>init <text:s text:c="4"/>linuxrc <text:s/>opt <text:s text:c="5"/>run <text:s text:c="5"/>tmp</text:p>
      <text:p text:style-name="P8">etc <text:s text:c="5"/>lib <text:s text:c="5"/>media <text:s text:c="3"/>proc <text:s text:c="4"/>sbin <text:s text:c="4"/>usr</text:p>
      <text:p text:style-name="P8">#</text:p>
      <text:p text:style-name="P8"/>
      <text:p text:style-name="P13">Zauważmy, że bez podpiętego kabla sieciowego skrypt Perla nie wykonał się prawidłowo, a w katalogu głównym nie ma pliku „update.txt”.</text:p>
      <text:p text:style-name="P13"/>
      <text:p text:style-name="P13">Odłączono także kabel sieciowy w czasie działania RPi, a następnie ponownie go podłączono. Zaobserwowano, że połączenie zostało zestawione, a adres IP ponownie przydzielony.</text:p>
      <text:p text:style-name="P13"/>
      <text:p text:style-name="P13">Logowanie na utworzonym koncie „user” z utworzonym hasłem 12345 także przebiegło pomyślnie:</text:p>
      <text:p text:style-name="P13"/>
      <text:p text:style-name="P10">Witam! -Szymon Tur</text:p>
      <text:p text:style-name="P10">szymon_tur login: user</text:p>
      <text:p text:style-name="P10">Password: </text:p>
      <text:p text:style-name="P8">$ </text:p>
      <text:p text:style-name="P13"/>
      <text:p text:style-name="P13"/>
      <text:p text:style-name="P1"><text:span text:style-name="Domyślna_20_czcionka_20_akapitu"><text:span text:style-name="T13">Literatura</text:span></text:span></text:p>
      <text:list xml:id="list3137848165" text:style-name="L3">
        <text:list-item>
          <text:list>
            <text:list-item>
              <text:p text:style-name="P25">Poradnik do laboratorium</text:p>
            </text:list-item>
            <text:list-item>
              <text:p text:style-name="P26">Slajdy z wykładów 4 i 5</text:p>
            </text:list-item>
          </text:list>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omyślnie" style:family="paragraph">
      <style:paragraph-properties style:line-height-at-least="0.139in" fo:orphans="2" fo:widows="2" fo:hyphenation-ladder-count="no-limit"/>
      <style:text-properties fo:color="#000000" loext:opacity="1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loext:hyphenation-no-caps="false"/>
    </style:style>
    <style:style style:name="Obiekt_20_ze_20_strzałką" style:display-name="Obiekt ze strzałką" style:family="paragraph" style:parent-style-name="Domyślnie">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biekt_20_z_20_cieniem" style:display-name="Obiekt z cieniem" style:family="paragraph" style:parent-style-name="Domyślnie">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biekt_20_bez_20_wypełnienia" style:display-name="Obiekt bez wypełnienia" style:family="paragraph" style:parent-style-name="Domyślnie">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biekt_20_bez_20_wypełnienia_20_i_20_bez_20_linii" style:display-name="Obiekt bez wypełnienia i bez linii" style:family="paragraph" style:parent-style-name="Domyślnie">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Treść_20_tekstu_20_wyrównany_20_do_20_lewej_20_i_20_prawej" style:display-name="Treść tekstu wyrównany do lewej i prawej" style:family="paragraph" style:parent-style-name="Domyślnie">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Tytuł1" style:family="paragraph" style:parent-style-name="Domyślnie">
      <style:paragraph-properties fo:text-align="center" style:justify-single-word="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Tytuł2" style:family="paragraph" style:parent-style-name="Domyślnie">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Nagłówek1" style:family="paragraph" style:parent-style-name="Domyślnie">
      <style:paragraph-properties fo:margin-top="0.1654in" fo:margin-bottom="0.0827in" style:contextual-spacing="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Nagłówek2" style:family="paragraph" style:parent-style-name="Domyślnie">
      <style:paragraph-properties fo:margin-top="0.1654in" fo:margin-bottom="0.0827in" style:contextual-spacing="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Linia_20_wymiarowa" style:display-name="Linia wymiarowa" style:family="paragraph" style:parent-style-name="Domyślnie">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Domyślnie_7e_LT_7e_Gliederung_20_1" style:display-name="Domyślnie~LT~Gliederung 1" style:family="paragraph">
      <style:paragraph-properties fo:margin-top="0in" fo:margin-bottom="0.1965in" style:contextual-spacing="false" fo:orphans="2" fo:widows="2" fo:hyphenation-ladder-count="no-limit"/>
      <style:text-properties fo:color="#000000" loext:opacity="1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loext:hyphenation-no-caps="false"/>
    </style:style>
    <style:style style:name="Domyślnie_7e_LT_7e_Gliederung_20_2" style:display-name="Domyślnie~LT~Gliederung 2" style:family="paragraph" style:parent-style-name="Domyślnie_7e_LT_7e_Gliederung_20_1">
      <style:paragraph-properties fo:margin-top="0in" fo:margin-bottom="0.1575in"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loext:hyphenation-no-caps="false"/>
    </style:style>
    <style:style style:name="Domyślnie_7e_LT_7e_Gliederung_20_3" style:display-name="Domyślnie~LT~Gliederung 3" style:family="paragraph" style:parent-style-name="Domyślnie_7e_LT_7e_Gliederung_20_2">
      <style:paragraph-properties fo:margin-top="0in" fo:margin-bottom="0.1181in" style:contextual-spacing="false" fo:hyphenation-ladder-count="no-limit"/>
      <style:text-properties fo:font-size="24pt" style:font-size-asian="24pt" fo:hyphenate="false" loext:hyphenation-no-caps="false"/>
    </style:style>
    <style:style style:name="Domyślnie_7e_LT_7e_Gliederung_20_4" style:display-name="Domyślnie~LT~Gliederung 4" style:family="paragraph" style:parent-style-name="Domyślnie_7e_LT_7e_Gliederung_20_3">
      <style:paragraph-properties fo:margin-top="0in" fo:margin-bottom="0.0783in" style:contextual-spacing="false" fo:hyphenation-ladder-count="no-limit"/>
      <style:text-properties fo:font-size="20pt" style:font-size-asian="20pt" fo:hyphenate="false" loext:hyphenation-no-caps="false"/>
    </style:style>
    <style:style style:name="Domyślnie_7e_LT_7e_Gliederung_20_5" style:display-name="Domyślnie~LT~Gliederung 5" style:family="paragraph" style:parent-style-name="Domyślnie_7e_LT_7e_Gliederung_20_4">
      <style:paragraph-properties fo:margin-top="0in" fo:margin-bottom="0.0398in" style:contextual-spacing="false" fo:hyphenation-ladder-count="no-limit"/>
      <style:text-properties fo:hyphenate="false" loext:hyphenation-no-caps="false"/>
    </style:style>
    <style:style style:name="Domyślnie_7e_LT_7e_Gliederung_20_6" style:display-name="Domyślnie~LT~Gliederung 6" style:family="paragraph" style:parent-style-name="Domyślnie_7e_LT_7e_Gliederung_20_5">
      <style:paragraph-properties fo:hyphenation-ladder-count="no-limit"/>
      <style:text-properties fo:hyphenate="false" loext:hyphenation-no-caps="false"/>
    </style:style>
    <style:style style:name="Domyślnie_7e_LT_7e_Gliederung_20_7" style:display-name="Domyślnie~LT~Gliederung 7" style:family="paragraph" style:parent-style-name="Domyślnie_7e_LT_7e_Gliederung_20_6">
      <style:paragraph-properties fo:hyphenation-ladder-count="no-limit"/>
      <style:text-properties fo:hyphenate="false" loext:hyphenation-no-caps="false"/>
    </style:style>
    <style:style style:name="Domyślnie_7e_LT_7e_Gliederung_20_8" style:display-name="Domyślnie~LT~Gliederung 8" style:family="paragraph" style:parent-style-name="Domyślnie_7e_LT_7e_Gliederung_20_7">
      <style:paragraph-properties fo:hyphenation-ladder-count="no-limit"/>
      <style:text-properties fo:hyphenate="false" loext:hyphenation-no-caps="false"/>
    </style:style>
    <style:style style:name="Domyślnie_7e_LT_7e_Gliederung_20_9" style:display-name="Domyślnie~LT~Gliederung 9" style:family="paragraph" style:parent-style-name="Domyślnie_7e_LT_7e_Gliederung_20_8">
      <style:paragraph-properties fo:hyphenation-ladder-count="no-limit"/>
      <style:text-properties fo:hyphenate="false" loext:hyphenation-no-caps="false"/>
    </style:style>
    <style:style style:name="Domyślnie_7e_LT_7e_Titel" style:display-name="Domyślnie~LT~Titel" style:family="paragraph">
      <style:paragraph-properties fo:text-align="center" style:justify-single-word="false" fo:orphans="2" fo:widows="2" fo:hyphenation-ladder-count="no-limit"/>
      <style:text-properties fo:color="#000000" loext:opacity="1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ystem" style:font-pitch-complex="variable" fo:hyphenate="false" loext:hyphenation-no-caps="false"/>
    </style:style>
    <style:style style:name="Domyślnie_7e_LT_7e_Untertitel" style:display-name="Domyślnie~LT~Untertitel" style:family="paragraph">
      <style:paragraph-properties fo:text-align="center" style:justify-single-word="false" fo:orphans="2" fo:widows="2" fo:hyphenation-ladder-count="no-limit"/>
      <style:text-properties fo:color="#000000" loext:opacity="1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loext:hyphenation-no-caps="false"/>
    </style:style>
    <style:style style:name="Domyślnie_7e_LT_7e_Notizen" style:display-name="Domyślnie~LT~Notizen" style:family="paragraph">
      <style:paragraph-properties fo:margin-left="0.2362in" fo:margin-right="0in" fo:orphans="2" fo:widows="2" fo:hyphenation-ladder-count="no-limit" fo:text-indent="0in" style:auto-text-indent="false">
        <style:tab-stops/>
      </style:paragraph-properties>
      <style:text-properties fo:color="#000000" loext:opacity="1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loext:hyphenation-no-caps="false"/>
    </style:style>
    <style:style style:name="Domyślnie_7e_LT_7e_Hintergrundobjekte" style:display-name="Domyślnie~LT~Hintergrundobjekte" style:family="paragraph">
      <style:paragraph-properties fo:orphans="2" fo:widows="2" fo:hyphenation-ladder-count="no-limit"/>
      <style:text-properties style:font-name="Times New Roman" fo:font-family="'Times New Roman'" style:font-family-generic="roman" style:font-pitch="variable"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style:style>
    <style:style style:name="Domyślnie_7e_LT_7e_Hintergrund" style:display-name="Domyślnie~LT~Hintergrund" style:family="paragraph">
      <style:paragraph-properties fo:orphans="2" fo:widows="2" fo:hyphenation-ladder-count="no-limit"/>
      <style:text-properties style:font-name="Times New Roman" fo:font-family="'Times New Roman'" style:font-family-generic="roman" style:font-pitch="variable"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style:style>
    <style:style style:name="default" style:family="paragraph">
      <style:paragraph-properties style:line-height-at-least="0.139in" fo:orphans="2" fo:widows="2" fo:hyphenation-ladder-count="no-limit"/>
      <style:text-properties fo:color="#000000" loext:opacity="1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loext:hyphenation-no-caps="false"/>
    </style:style>
    <style:style style:name="gray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style:style>
    <style:style style:name="Obiekty_20_tła" style:display-name="Obiekty tła" style:family="paragraph">
      <style:paragraph-properties fo:orphans="2" fo:widows="2" fo:hyphenation-ladder-count="no-limit"/>
      <style:text-properties style:font-name="Times New Roman" fo:font-family="'Times New Roman'" style:font-family-generic="roman" style:font-pitch="variable"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style:style>
    <style:style style:name="Tło" style:family="paragraph">
      <style:paragraph-properties fo:orphans="2" fo:widows="2" fo:hyphenation-ladder-count="no-limit"/>
      <style:text-properties style:font-name="Times New Roman" fo:font-family="'Times New Roman'" style:font-family-generic="roman" style:font-pitch="variable"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style:style>
    <style:style style:name="Notatki" style:family="paragraph">
      <style:paragraph-properties fo:margin-left="0.2362in" fo:margin-right="0in" fo:orphans="2" fo:widows="2" fo:hyphenation-ladder-count="no-limit" fo:text-indent="0in" style:auto-text-indent="false">
        <style:tab-stops/>
      </style:paragraph-properties>
      <style:text-properties fo:color="#000000" loext:opacity="1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loext:hyphenation-no-caps="false"/>
    </style:style>
    <style:style style:name="Konspekt_20_1" style:display-name="Konspekt 1" style:family="paragraph">
      <style:paragraph-properties fo:margin-top="0in" fo:margin-bottom="0.1965in" style:contextual-spacing="false" fo:orphans="2" fo:widows="2" fo:hyphenation-ladder-count="no-limit"/>
      <style:text-properties fo:color="#000000" loext:opacity="1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loext:hyphenation-no-caps="false"/>
    </style:style>
    <style:style style:name="Konspekt_20_2" style:display-name="Konspekt 2" style:family="paragraph" style:parent-style-name="Konspekt_20_1">
      <style:paragraph-properties fo:margin-top="0in" fo:margin-bottom="0.1575in"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loext:hyphenation-no-caps="false"/>
    </style:style>
    <style:style style:name="Konspekt_20_3" style:display-name="Konspekt 3" style:family="paragraph" style:parent-style-name="Konspekt_20_2">
      <style:paragraph-properties fo:margin-top="0in" fo:margin-bottom="0.1181in" style:contextual-spacing="false" fo:hyphenation-ladder-count="no-limit"/>
      <style:text-properties fo:font-size="24pt" style:font-size-asian="24pt" fo:hyphenate="false" loext:hyphenation-no-caps="false"/>
    </style:style>
    <style:style style:name="Konspekt_20_4" style:display-name="Konspekt 4" style:family="paragraph" style:parent-style-name="Konspekt_20_3">
      <style:paragraph-properties fo:margin-top="0in" fo:margin-bottom="0.0783in" style:contextual-spacing="false" fo:hyphenation-ladder-count="no-limit"/>
      <style:text-properties fo:font-size="20pt" style:font-size-asian="20pt" fo:hyphenate="false" loext:hyphenation-no-caps="false"/>
    </style:style>
    <style:style style:name="Konspekt_20_5" style:display-name="Konspekt 5" style:family="paragraph" style:parent-style-name="Konspekt_20_4">
      <style:paragraph-properties fo:margin-top="0in" fo:margin-bottom="0.0398in" style:contextual-spacing="false" fo:hyphenation-ladder-count="no-limit"/>
      <style:text-properties fo:hyphenate="false" loext:hyphenation-no-caps="false"/>
    </style:style>
    <style:style style:name="Konspekt_20_6" style:display-name="Konspekt 6" style:family="paragraph" style:parent-style-name="Konspekt_20_5">
      <style:paragraph-properties fo:hyphenation-ladder-count="no-limit"/>
      <style:text-properties fo:hyphenate="false" loext:hyphenation-no-caps="false"/>
    </style:style>
    <style:style style:name="Konspekt_20_7" style:display-name="Konspekt 7" style:family="paragraph" style:parent-style-name="Konspekt_20_6">
      <style:paragraph-properties fo:hyphenation-ladder-count="no-limit"/>
      <style:text-properties fo:hyphenate="false" loext:hyphenation-no-caps="false"/>
    </style:style>
    <style:style style:name="Konspekt_20_8" style:display-name="Konspekt 8" style:family="paragraph" style:parent-style-name="Konspekt_20_7">
      <style:paragraph-properties fo:hyphenation-ladder-count="no-limit"/>
      <style:text-properties fo:hyphenate="false" loext:hyphenation-no-caps="false"/>
    </style:style>
    <style:style style:name="Konspekt_20_9" style:display-name="Konspekt 9" style:family="paragraph" style:parent-style-name="Konspekt_20_8">
      <style:paragraph-properties fo:hyphenation-ladder-count="no-limit"/>
      <style:text-properties fo:hyphenate="false" loext:hyphenation-no-caps="false"/>
    </style:style>
    <style:style style:name="Domyślna_20_czcionka_20_akapitu" style:display-name="Domyślna czcionka akapitu" style:family="text"/>
    <style:style style:name="Numbering_20_Symbols" style:display-name="Numbering Symbols" style:family="text"/>
    <style:style style:name="Hiperłącze"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use-window-font-color="true" loext:opacity="0%" style:font-name="Courier New" fo:font-family="'Courier New'" style:font-family-generic="modern" style:font-pitch="fixed" fo:font-size="12.5pt" style:font-size-asian="12.5pt" style:font-name-complex="Courier New" style:font-family-complex="'Courier New'" style:font-family-generic-complex="modern" style:font-pitch-complex="fixed"/>
    </style:style>
    <style:style style:name="WW_5f_CharLFO6LVL1" style:display-name="WW_CharLFO6LVL1" style:family="text">
      <style:text-properties style:use-window-font-color="true" loext:opacity="0%"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meta:creation-date>2022-03-17T20:58:00Z</meta:creation-date>
    <dc:date>2022-04-07T15:12:00.269980920</dc:date>
    <meta:editing-cycles>44</meta:editing-cycles>
    <meta:editing-duration>PT5H59M38S</meta:editing-duration>
    <meta:document-statistic meta:table-count="0" meta:image-count="0" meta:object-count="0" meta:page-count="5" meta:paragraph-count="207" meta:word-count="1545" meta:character-count="12658" meta:non-whitespace-character-count="10410"/>
    <meta:template xlink:type="simple" xlink:actuate="onRequest" xlink:title="" xlink:href="Normal.dotm"/>
  </office:meta>
</office:document-meta>
</file>